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5205</text:span></text:p>
      <text:p text:style-name="P3"><text:span text:style-name="T3_1">Date</text:span><text:span text:style-name="T3_2">:<text:s/>2011-03-31</text:span></text:p>
      <text:p text:style-name="P4"><text:span text:style-name="T4_1">Time</text:span><text:span text:style-name="T4_2">:<text:s/>10:30<text:s/>-<text:s/>12:3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T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Design</text:span><text:span text:style-name="T8_2"><text:s/></text:span><text:span text:style-name="T8_3">and</text:span><text:span text:style-name="T8_4"><text:s/></text:span><text:span text:style-name="T8_5">construction</text:span><text:span text:style-name="T8_6"><text:s/></text:span><text:span text:style-name="T8_7">of</text:span><text:span text:style-name="T8_8"><text:s/></text:span><text:span text:style-name="T8_9">the</text:span><text:span text:style-name="T8_10"><text:s/></text:span><text:span text:style-name="T8_11">UML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The</text:span><text:span text:style-name="T10_2"><text:s/></text:span><text:span text:style-name="T10_3">sequence</text:span><text:span text:style-name="T10_4"><text:s/></text:span><text:span text:style-name="T10_5">diagram</text:span><text:span text:style-name="T10_6"><text:s/></text:span><text:span text:style-name="T10_7">isn</text:span><text:span text:style-name="T10_8">’</text:span><text:span text:style-name="T10_9">t</text:span><text:span text:style-name="T10_10"><text:s/></text:span><text:span text:style-name="T10_11">finished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/text:p>
          <text:list>
            <text:list-item>
              <text:p text:style-name="P12"><text:span text:style-name="T12_1">Design</text:span><text:span text:style-name="T12_2"><text:s/></text:span><text:span text:style-name="T12_3">of</text:span><text:span text:style-name="T12_4"><text:s/></text:span><text:span text:style-name="T12_5">the</text:span><text:span text:style-name="T12_6"><text:s/></text:span><text:span text:style-name="T12_7">UML</text:span></text:p>
            </text:list-item>
            <text:list-item>
              <text:p text:style-name="P13"><text:span text:style-name="T13_1">Do</text:span><text:span text:style-name="T13_2"><text:s/></text:span><text:span text:style-name="T13_3">the</text:span><text:span text:style-name="T13_4"><text:s/></text:span><text:span text:style-name="T13_5">GUI</text:span><text:span text:style-name="T13_6">-</text:span><text:span text:style-name="T13_7">mockup</text:span><text:span text:style-name="T13_8"><text:s/></text:span><text:span text:style-name="T13_9">give</text:span><text:span text:style-name="T13_10"><text:s/></text:span><text:span text:style-name="T13_11">a</text:span><text:span text:style-name="T13_12"><text:s/></text:span><text:span text:style-name="T13_13">correct</text:span><text:span text:style-name="T13_14"><text:s/></text:span><text:span text:style-name="T13_15">representation</text:span><text:span text:style-name="T13_16"><text:s/></text:span><text:span text:style-name="T13_17">of</text:span><text:span text:style-name="T13_18"><text:s/></text:span><text:span text:style-name="T13_19">our</text:span><text:span text:style-name="T13_20"><text:s/></text:span><text:span text:style-name="T13_21">thoughts</text:span></text:p>
            </text:list-item>
            <text:list-item>
              <text:p text:style-name="P14"><text:span text:style-name="T14_1">What</text:span><text:span text:style-name="T14_2"><text:s/></text:span><text:span text:style-name="T14_3">functionality</text:span><text:span text:style-name="T14_4"><text:s/></text:span><text:span text:style-name="T14_5">does</text:span><text:span text:style-name="T14_6"><text:s/></text:span><text:span text:style-name="T14_7">the</text:span><text:span text:style-name="T14_8"><text:s/></text:span><text:span text:style-name="T14_9">program</text:span><text:span text:style-name="T14_10"><text:s/></text:span><text:span text:style-name="T14_11">need</text:span><text:span text:style-name="T14_12"><text:s/></text:span><text:span text:style-name="T14_13">that</text:span><text:span text:style-name="T14_14"><text:s/></text:span><text:span text:style-name="T14_15">isn</text:span><text:span text:style-name="T14_16">’</text:span><text:span text:style-name="T14_17">t</text:span><text:span text:style-name="T14_18"><text:s/></text:span><text:span text:style-name="T14_19">based</text:span><text:span text:style-name="T14_20"><text:s/></text:span><text:span text:style-name="T14_21">on</text:span><text:span text:style-name="T14_22"><text:s/></text:span><text:span text:style-name="T14_23">a</text:span><text:span text:style-name="T14_24"><text:s/></text:span><text:span text:style-name="T14_25">Use</text:span><text:span text:style-name="T14_26"><text:s/></text:span><text:span text:style-name="T14_27">Case</text:span></text:p>
            </text:list-item>
          </text:list>
        </text:list-item>
        <text:list-item>
          <text:p text:style-name="P15"><text:span text:style-name="T15_1">Outcomes</text:span><text:span text:style-name="T15_2"><text:s/></text:span><text:span text:style-name="T15_3">and</text:span><text:span text:style-name="T15_4"><text:s/></text:span><text:span text:style-name="T15_5">assignments</text:span></text:p>
          <text:list>
            <text:list-item>
              <text:p text:style-name="P16"><text:span text:style-name="T16_1">UML</text:span><text:span text:style-name="T16_2"><text:s/>--<text:s/></text:span><text:span text:style-name="T16_3">Done</text:span></text:p>
            </text:list-item>
            <text:list-item>
              <text:p text:style-name="P17"><text:span text:style-name="T17_1">Johannes</text:span><text:span text:style-name="T17_2"><text:s/></text:span><text:span text:style-name="T17_3">constructs</text:span><text:span text:style-name="T17_4"><text:s/></text:span><text:span text:style-name="T17_5">the</text:span><text:span text:style-name="T17_6"><text:s/></text:span><text:span text:style-name="T17_7">GUI</text:span></text:p>
            </text:list-item>
            <text:list-item>
              <text:p text:style-name="P18"><text:span text:style-name="T18_1">Fredrik</text:span><text:span text:style-name="T18_2"><text:s/></text:span><text:span text:style-name="T18_3">H</text:span><text:span text:style-name="T18_4"><text:s/></text:span><text:span text:style-name="T18_5">finally</text:span><text:span text:style-name="T18_6"><text:s/></text:span><text:span text:style-name="T18_7">designs</text:span><text:span text:style-name="T18_8"><text:s/></text:span><text:span text:style-name="T18_9">the</text:span><text:span text:style-name="T18_10"><text:s/></text:span><text:span text:style-name="T18_11">Sequence</text:span><text:span text:style-name="T18_12"><text:s/></text:span><text:span text:style-name="T18_13">diagram</text:span><text:span text:style-name="T18_14"><text:s/></text:span><text:span text:style-name="T18_15">and</text:span><text:span text:style-name="T18_16"><text:s/></text:span><text:span text:style-name="T18_17">constructs</text:span><text:span text:style-name="T18_18"><text:s/></text:span><text:span text:style-name="T18_19">ImageBatch</text:span><text:span text:style-name="T18_20">+</text:span><text:span text:style-name="T18_21">URLIcon</text:span></text:p>
            </text:list-item>
            <text:list-item>
              <text:p text:style-name="P19"><text:span text:style-name="T19_1">Fredrik</text:span><text:span text:style-name="T19_2"><text:s/></text:span><text:span text:style-name="T19_3">T</text:span><text:span text:style-name="T19_4"><text:s/></text:span><text:span text:style-name="T19_5">starts</text:span><text:span text:style-name="T19_6"><text:s/></text:span><text:span text:style-name="T19_7">with</text:span><text:span text:style-name="T19_8"><text:s/></text:span><text:span text:style-name="T19_9">filters</text:span></text:p>
            </text:list-item>
            <text:list-item>
              <text:p text:style-name="P20"><text:span text:style-name="T20_1">Magnus</text:span><text:span text:style-name="T20_2"><text:s/></text:span><text:span text:style-name="T20_3">constructs</text:span><text:span text:style-name="T20_4"><text:s/></text:span><text:span text:style-name="T20_5">FilterContainer</text:span><text:span text:style-name="T20_6"><text:s/></text:span><text:span text:style-name="T20_7">and</text:span><text:span text:style-name="T20_8"><text:s/></text:span><text:span text:style-name="T20_9">ActiveFilters</text:span></text:p>
            </text:list-item>
          </text:list>
        </text:list-item>
        <text:list-item>
          <text:p text:style-name="P21"><text:span text:style-name="T21_1">Wrap</text:span><text:span text:style-name="T21_2"><text:s/></text:span><text:span text:style-name="T21_3">up</text:span></text:p>
          <text:list>
            <text:list-item>
              <text:p text:style-name="P22"><text:span text:style-name="T22_1">Next</text:span><text:span text:style-name="T22_2"><text:s/></text:span><text:span text:style-name="T22_3">meeting</text:span><text:span text:style-name="T22_4"><text:s/></text:span><text:span text:style-name="T22_5">Thursday</text:span><text:span text:style-name="T22_6"><text:s/>2011-04-<text:s/>12:00-13:00</text:span></text:p>
              <text:list>
                <text:list-item>
                  <text:p text:style-name="P23"><text:span text:style-name="T23_1">Check</text:span><text:span text:style-name="T23_2"><text:s/></text:span><text:span text:style-name="T23_3">how</text:span><text:span text:style-name="T23_4"><text:s/></text:span><text:span text:style-name="T23_5">the</text:span><text:span text:style-name="T23_6"><text:s/></text:span><text:span text:style-name="T23_7">program</text:span><text:span text:style-name="T23_8"><text:s/></text:span><text:span text:style-name="T23_9">is</text:span><text:span text:style-name="T23_10"><text:s/></text:span><text:span text:style-name="T23_11">coming</text:span><text:span text:style-name="T23_12"><text:s/></text:span><text:span text:style-name="T23_13">along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